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006cm" style:rel-column-width="2838*"/>
    </style:style>
    <style:style style:name="Tableau1.B" style:family="table-column">
      <style:table-column-properties style:column-width="5.313cm" style:rel-column-width="3012*"/>
    </style:style>
    <style:style style:name="Tableau1.C" style:family="table-column">
      <style:table-column-properties style:column-width="6.68cm" style:rel-column-width="37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4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 style:list-style-name="L3">
      <style:paragraph-properties fo:text-align="justify" style:justify-single-word="false"/>
    </style:style>
    <style:style style:name="P3" style:family="paragraph" style:parent-style-name="Table_20_Contents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list xml:id="list845899215044935819" text:style-name="L1">
              <text:list-header>
                <text:p text:style-name="P5"/>
              </text:list-header>
              <text:list-item>
                <text:p text:style-name="P5">ComInsee</text:p>
              </text:list-item>
              <text:list-item>
                <text:p text:style-name="P5">ComLib</text:p>
              </text:list-item>
              <text:list-item>
                <text:p text:style-name="P5">InsNumeroInstall</text:p>
              </text:list-item>
              <text:list-item>
                <text:p text:style-name="P5">InsNom</text:p>
              </text:list-item>
              <text:list-item>
                <text:p text:style-name="P5">EquipementId</text:p>
              </text:list-item>
              <text:list-item>
                <text:p text:style-name="P5">EquNom</text:p>
              </text:list-item>
              <text:list-item>
                <text:p text:style-name="P5">EquNomBatiment</text:p>
              </text:list-item>
              <text:list-item>
                <text:p text:style-name="P5">EquNbEquIdentique</text:p>
              </text:list-item>
              <text:list-item>
                <text:p text:style-name="P5">EquipementTypeCode</text:p>
              </text:list-item>
              <text:list-item>
                <text:p text:style-name="P5">EquipementTypeLib</text:p>
              </text:list-item>
              <text:list-item>
                <text:p text:style-name="P5">GestionTypeProprietairePrincLib</text:p>
              </text:list-item>
              <text:list-item>
                <text:p text:style-name="P5">GestionTypeGestionnairePrincLib</text:p>
              </text:list-item>
              <text:list-item>
                <text:p text:style-name="P5">GestionTypeProprietaireSecLib</text:p>
              </text:list-item>
              <text:list-item>
                <text:p text:style-name="P5">GestionTypeGestionnaireSecLib</text:p>
              </text:list-item>
              <text:list-item>
                <text:p text:style-name="P5">EquGestionDSP</text:p>
              </text:list-item>
              <text:list-item>
                <text:p text:style-name="P5">EquDouche</text:p>
              </text:list-item>
              <text:list-item>
                <text:p text:style-name="P5">EquEclairage</text:p>
              </text:list-item>
              <text:list-item>
                <text:p text:style-name="P5">EquErpCTS</text:p>
              </text:list-item>
              <text:list-item>
                <text:p text:style-name="P5">EquErpREF</text:p>
              </text:list-item>
              <text:list-item>
                <text:p text:style-name="P5">EquErpL</text:p>
              </text:list-item>
              <text:list-item>
                <text:p text:style-name="P5">EquErpN</text:p>
              </text:list-item>
              <text:list-item>
                <text:p text:style-name="P5">EquErpO</text:p>
              </text:list-item>
              <text:list-item>
                <text:p text:style-name="P5">EquErpOA</text:p>
              </text:list-item>
              <text:list-item>
                <text:p text:style-name="P5">EquErpP</text:p>
              </text:list-item>
              <text:list-item>
                <text:p text:style-name="P5">EquErpPA</text:p>
              </text:list-item>
              <text:list-item>
                <text:p text:style-name="P5">EquErpR</text:p>
              </text:list-item>
              <text:list-item>
                <text:p text:style-name="P5">EquErpRPE</text:p>
              </text:list-item>
              <text:list-item>
                <text:p text:style-name="P5">EquErpSG</text:p>
              </text:list-item>
              <text:list-item>
                <text:p text:style-name="P5">EquErpX</text:p>
              </text:list-item>
              <text:list-item>
                <text:p text:style-name="P5">EquErpCategorie</text:p>
              </text:list-item>
              <text:list-item>
                <text:p text:style-name="P5">EquAnneeService</text:p>
              </text:list-item>
              <text:list-item>
                <text:p text:style-name="P5">AnneeServiceLib</text:p>
              </text:list-item>
              <text:list-item>
                <text:p text:style-name="P5">EquNbPlaceTribune</text:p>
              </text:list-item>
              <text:list-item>
                <text:p text:style-name="P5">NatureSolLib</text:p>
              </text:list-item>
              <text:list-item>
                <text:p text:style-name="P5">NatureLibelle</text:p>
              </text:list-item>
              <text:list-item>
                <text:p text:style-name="P5">EquHauteurEvolution</text:p>
              </text:list-item>
              <text:list-item>
                <text:p text:style-name="P5">EquLongueurEvolution</text:p>
              </text:list-item>
              <text:list-item>
                <text:p text:style-name="P5">EquLargeurEvolution</text:p>
              </text:list-item>
              <text:list-item>
                <text:p text:style-name="P5">EquSurfaceEvolution</text:p>
              </text:list-item>
              <text:list-item>
                <text:p text:style-name="P5">EquHauteurSurfaceEvo</text:p>
              </text:list-item>
              <text:list-item>
                <text:p text:style-name="P5">EquNbCouloirPiste</text:p>
              </text:list-item>
              <text:list-item>
                <text:p text:style-name="P5">EquNbVestiaireSpo</text:p>
              </text:list-item>
              <text:list-item>
                <text:p text:style-name="P5">EquVestiaireSpoChauffe</text:p>
              </text:list-item>
              <text:list-item>
                <text:p text:style-name="P5">EquNbVestiaireArbitre</text:p>
              </text:list-item>
              <text:list-item>
                <text:p text:style-name="P5">EquSanitaireSportif</text:p>
              </text:list-item>
              <text:list-item>
                <text:p text:style-name="P5">EquSanitairePublic</text:p>
              </text:list-item>
              <text:list-item>
                <text:p text:style-name="P5">EquOuvertSaison</text:p>
              </text:list-item>
              <text:list-item>
                <text:p text:style-name="P5">EquProximite</text:p>
              </text:list-item>
              <text:list-item>
                <text:p text:style-name="P5">EquSono</text:p>
              </text:list-item>
              <text:list-item>
                <text:p text:style-name="P5">EquTableauFixe</text:p>
              </text:list-item>
              <text:list-item>
                <text:p text:style-name="P5">EquChrono</text:p>
              </text:list-item>
              <text:list-item>
                <text:p text:style-name="P5">EquAmenagementAucun</text:p>
              </text:list-item>
              <text:list-item>
                <text:p text:style-name="P5">EquUtilScolaire</text:p>
              </text:list-item>
              <text:list-item>
                <text:p text:style-name="P5">EquUtilClub</text:p>
              </text:list-item>
              <text:list-item>
                <text:p text:style-name="P5">EquUtilAutre</text:p>
              </text:list-item>
              <text:list-item>
                <text:p text:style-name="P5">EquUtilIndividuel</text:p>
              </text:list-item>
              <text:list-item>
                <text:p text:style-name="P5"><text:soft-page-break/>EquUtilPerformance</text:p>
              </text:list-item>
              <text:list-item>
                <text:p text:style-name="P5">EquUtilFormation</text:p>
              </text:list-item>
              <text:list-item>
                <text:p text:style-name="P5">EquUtilRecreation</text:p>
              </text:list-item>
              <text:list-item>
                <text:p text:style-name="P5">EquDateDernierTravauxReal</text:p>
              </text:list-item>
              <text:list-item>
                <text:p text:style-name="P5">AnneeTravauxRealLibelle</text:p>
              </text:list-item>
            </text:list>
          </table:table-cell>
          <table:table-cell table:style-name="Tableau1.A1" office:value-type="string">
            <text:list xml:id="list38632821" text:continue-numbering="true" text:style-name="L1">
              <text:list-header>
                <text:p text:style-name="P5"/>
              </text:list-header>
              <text:list-item>
                <text:p text:style-name="P5">EquDateDernierTravauxAucun</text:p>
              </text:list-item>
              <text:list-item>
                <text:p text:style-name="P5">EquTravauxRealConformite</text:p>
              </text:list-item>
              <text:list-item>
                <text:p text:style-name="P5">EquTravauxRealNorme</text:p>
              </text:list-item>
              <text:list-item>
                <text:p text:style-name="P5">EquTravauxRealUsager</text:p>
              </text:list-item>
              <text:list-item>
                <text:p text:style-name="P5">EquTravauxRealDegradation</text:p>
              </text:list-item>
              <text:list-item>
                <text:p text:style-name="P5">EquTravauxRealVetuste</text:p>
              </text:list-item>
              <text:list-item>
                <text:p text:style-name="P5">EquAccesHandimAire</text:p>
              </text:list-item>
              <text:list-item>
                <text:p text:style-name="P5">EquAccesHandimTribune</text:p>
              </text:list-item>
              <text:list-item>
                <text:p text:style-name="P5">EquAccesHandimVestiaire</text:p>
              </text:list-item>
              <text:list-item>
                <text:p text:style-name="P5">EquAccesHandimSaniSpo</text:p>
              </text:list-item>
              <text:list-item>
                <text:p text:style-name="P5">EquAccesHandimSaniPub</text:p>
              </text:list-item>
              <text:list-item>
                <text:p text:style-name="P5">EquAccesHandimAucun</text:p>
              </text:list-item>
              <text:list-item>
                <text:p text:style-name="P5">EquAccesHandisAucun</text:p>
              </text:list-item>
              <text:list-item>
                <text:p text:style-name="P5">EquAccesHandisAire</text:p>
              </text:list-item>
              <text:list-item>
                <text:p text:style-name="P5">EquAccesHandisTribune</text:p>
              </text:list-item>
              <text:list-item>
                <text:p text:style-name="P5">EquAccesHandisVestiaire</text:p>
              </text:list-item>
              <text:list-item>
                <text:p text:style-name="P5">EquAccesHandisSaniSpo</text:p>
              </text:list-item>
              <text:list-item>
                <text:p text:style-name="P5">EquAccesHandisSaniPub</text:p>
              </text:list-item>
              <text:list-item>
                <text:p text:style-name="P5">EquAccueilClub</text:p>
              </text:list-item>
              <text:list-item>
                <text:p text:style-name="P5">EquAccueilSalle</text:p>
              </text:list-item>
              <text:list-item>
                <text:p text:style-name="P5">EquAccueilBuvette</text:p>
              </text:list-item>
              <text:list-item>
                <text:p text:style-name="P5">EquAccueilDopage</text:p>
              </text:list-item>
              <text:list-item>
                <text:p text:style-name="P5">EquAccueilMedic</text:p>
              </text:list-item>
              <text:list-item>
                <text:p text:style-name="P5">EquAccueilInfirmerie</text:p>
              </text:list-item>
              <text:list-item>
                <text:p text:style-name="P5">EquAccueilBureau</text:p>
              </text:list-item>
              <text:list-item>
                <text:p text:style-name="P5">EquAccueilReception</text:p>
              </text:list-item>
              <text:list-item>
                <text:p text:style-name="P5">EquAccueilLocalRangement</text:p>
              </text:list-item>
              <text:list-item>
                <text:p text:style-name="P5">EquAccueilAutre</text:p>
              </text:list-item>
              <text:list-item>
                <text:p text:style-name="P5">EquAccueilAucun</text:p>
              </text:list-item>
              <text:list-item>
                <text:p text:style-name="P5">EquChauffageNon</text:p>
              </text:list-item>
              <text:list-item>
                <text:p text:style-name="P5">EquChauffageFuel</text:p>
              </text:list-item>
              <text:list-item>
                <text:p text:style-name="P5">EquChauffageGaz</text:p>
              </text:list-item>
              <text:list-item>
                <text:p text:style-name="P5">EquChauffageElectricite</text:p>
              </text:list-item>
              <text:list-item>
                <text:p text:style-name="P5">EquChauffageSolaire</text:p>
              </text:list-item>
              <text:list-item>
                <text:p text:style-name="P5">EquChauffageAutre</text:p>
              </text:list-item>
              <text:list-item>
                <text:p text:style-name="P5">EquConfortSauna</text:p>
              </text:list-item>
              <text:list-item>
                <text:p text:style-name="P5">EquConfortBainBouillonant</text:p>
              </text:list-item>
              <text:list-item>
                <text:p text:style-name="P5">EquConfortBainVapeur</text:p>
              </text:list-item>
              <text:list-item>
                <text:p text:style-name="P5">EquConfortSolarium</text:p>
              </text:list-item>
              <text:list-item>
                <text:p text:style-name="P5">EquConfortAutre</text:p>
              </text:list-item>
              <text:list-item>
                <text:p text:style-name="P5">EquConfortAucun</text:p>
              </text:list-item>
              <text:list-item>
                <text:p text:style-name="P5">EquDemarcheHQE</text:p>
              </text:list-item>
              <text:list-item>
                <text:p text:style-name="P5">EquSaeNbCouloir</text:p>
              </text:list-item>
              <text:list-item>
                <text:p text:style-name="P5">EquSaeHauteur</text:p>
              </text:list-item>
              <text:list-item>
                <text:p text:style-name="P5">EquSaeSurface</text:p>
              </text:list-item>
              <text:list-item>
                <text:p text:style-name="P5">EquNatureSignal</text:p>
              </text:list-item>
              <text:list-item>
                <text:p text:style-name="P5">EquNatureAlert</text:p>
              </text:list-item>
              <text:list-item>
                <text:p text:style-name="P5">EquNatureAcPubPed</text:p>
              </text:list-item>
              <text:list-item>
                <text:p text:style-name="P5">EquNatureAcPubRout</text:p>
              </text:list-item>
              <text:list-item>
                <text:p text:style-name="P5">EquNatureAcPubMec</text:p>
              </text:list-item>
              <text:list-item>
                <text:p text:style-name="P5">EquNatureAcPubNau</text:p>
              </text:list-item>
              <text:list-item>
                <text:p text:style-name="P5">EquNatureAcSecPed</text:p>
              </text:list-item>
              <text:list-item>
                <text:p text:style-name="P5">EquNatureAcSecRout</text:p>
              </text:list-item>
              <text:list-item>
                <text:p text:style-name="P5">EquNatureAcSecMec</text:p>
              </text:list-item>
              <text:list-item>
                <text:p text:style-name="P5">EquNatureAcSecNau</text:p>
              </text:list-item>
              <text:list-item>
                <text:p text:style-name="P5">EquNatureLocTec</text:p>
              </text:list-item>
              <text:list-item>
                <text:p text:style-name="P5"><text:soft-page-break/>EquNatureLocPed</text:p>
              </text:list-item>
              <text:list-item>
                <text:p text:style-name="P5">EquNatureAutorise</text:p>
              </text:list-item>
              <text:list-item>
                <text:p text:style-name="P5">EquNaturePDESI</text:p>
              </text:list-item>
              <text:list-item>
                <text:p text:style-name="P5">EquipNatureSituationLib</text:p>
              </text:list-item>
              <text:list-item>
                <text:p text:style-name="P5">EquNatureSEVoies</text:p>
              </text:list-item>
            </text:list>
          </table:table-cell>
          <table:table-cell table:style-name="Tableau1.C1" office:value-type="string">
            <text:list xml:id="list38632828" text:continue-numbering="true" text:style-name="L1">
              <text:list-header>
                <text:p text:style-name="P5"/>
              </text:list-header>
              <text:list-item>
                <text:p text:style-name="P5">EquNatureClassFedeMini</text:p>
              </text:list-item>
              <text:list-item>
                <text:p text:style-name="P5">EquNatureClassFedeMaxi</text:p>
              </text:list-item>
              <text:list-item>
                <text:p text:style-name="P5">EquNatureESTour</text:p>
              </text:list-item>
              <text:list-item>
                <text:p text:style-name="P5">EquNatureAETreuil</text:p>
              </text:list-item>
              <text:list-item>
                <text:p text:style-name="P5">EquNatureSKTotalRemontee</text:p>
              </text:list-item>
              <text:list-item>
                <text:p text:style-name="P5">EquipementTir10</text:p>
              </text:list-item>
              <text:list-item>
                <text:p text:style-name="P5">EquipementTir25</text:p>
              </text:list-item>
              <text:list-item>
                <text:p text:style-name="P5">EquipementTir50</text:p>
              </text:list-item>
              <text:list-item>
                <text:p text:style-name="P5">EquipementTir100</text:p>
              </text:list-item>
              <text:list-item>
                <text:p text:style-name="P5">EquipementTir200</text:p>
              </text:list-item>
              <text:list-item>
                <text:p text:style-name="P5">EquipementTir300</text:p>
              </text:list-item>
              <text:list-item>
                <text:p text:style-name="P5">EquipementTirPlateau</text:p>
              </text:list-item>
              <text:list-item>
                <text:p text:style-name="P5">EquipementTirAutre</text:p>
              </text:list-item>
              <text:list-item>
                <text:p text:style-name="P5">EquAthDev</text:p>
              </text:list-item>
              <text:list-item>
                <text:p text:style-name="P5">EquAthLongLigneDroite</text:p>
              </text:list-item>
              <text:list-item>
                <text:p text:style-name="P5">EquAthNbCouloirLigne</text:p>
              </text:list-item>
              <text:list-item>
                <text:p text:style-name="P5">EquAthNbCouloirHorsLigne</text:p>
              </text:list-item>
              <text:list-item>
                <text:p text:style-name="P5">EquAthRiviere</text:p>
              </text:list-item>
              <text:list-item>
                <text:p text:style-name="P5">EquNatSurv</text:p>
              </text:list-item>
              <text:list-item>
                <text:p text:style-name="P5">EquAthNbSautTotal</text:p>
              </text:list-item>
              <text:list-item>
                <text:p text:style-name="P5">EquAthNbSautHauteur</text:p>
              </text:list-item>
              <text:list-item>
                <text:p text:style-name="P5">EquAthNbSautLongueur</text:p>
              </text:list-item>
              <text:list-item>
                <text:p text:style-name="P5">EquAthNbSautTriple</text:p>
              </text:list-item>
              <text:list-item>
                <text:p text:style-name="P5">EquAthNbSautPerche</text:p>
              </text:list-item>
              <text:list-item>
                <text:p text:style-name="P5">EquAthNbLancerTotal</text:p>
              </text:list-item>
              <text:list-item>
                <text:p text:style-name="P5">EquAthNbPoids</text:p>
              </text:list-item>
              <text:list-item>
                <text:p text:style-name="P5">EquAthNbDisque</text:p>
              </text:list-item>
              <text:list-item>
                <text:p text:style-name="P5">EquAthNbJavelot</text:p>
              </text:list-item>
              <text:list-item>
                <text:p text:style-name="P5">EquAthNbMarteau</text:p>
              </text:list-item>
              <text:list-item>
                <text:p text:style-name="P5">EquAthNBMarteauMixte</text:p>
              </text:list-item>
              <text:list-item>
                <text:p text:style-name="P5">EquNatFormeLib</text:p>
              </text:list-item>
              <text:list-item>
                <text:p text:style-name="P5">EquNatLongueurBassin</text:p>
              </text:list-item>
              <text:list-item>
                <text:p text:style-name="P5">EquNatLargeurBassin</text:p>
              </text:list-item>
              <text:list-item>
                <text:p text:style-name="P5">EquNatSurfaceBassin</text:p>
              </text:list-item>
              <text:list-item>
                <text:p text:style-name="P5">EquNatProfMini</text:p>
              </text:list-item>
              <text:list-item>
                <text:p text:style-name="P5">EquNatProfMax</text:p>
              </text:list-item>
              <text:list-item>
                <text:p text:style-name="P5">EquNatCouloir</text:p>
              </text:list-item>
              <text:list-item>
                <text:p text:style-name="P5">EquNatSurfacePlageBassin</text:p>
              </text:list-item>
              <text:list-item>
                <text:p text:style-name="P5">EquNatNbTTotal</text:p>
              </text:list-item>
              <text:list-item>
                <text:p text:style-name="P5">EquNatNbT1</text:p>
              </text:list-item>
              <text:list-item>
                <text:p text:style-name="P5">EquNatNbT3</text:p>
              </text:list-item>
              <text:list-item>
                <text:p text:style-name="P5">EquNatNbPTotal</text:p>
              </text:list-item>
              <text:list-item>
                <text:p text:style-name="P5">EquNatNbP3</text:p>
              </text:list-item>
              <text:list-item>
                <text:p text:style-name="P5">EquNatNbP5</text:p>
              </text:list-item>
              <text:list-item>
                <text:p text:style-name="P5">EquNatNbP7</text:p>
              </text:list-item>
              <text:list-item>
                <text:p text:style-name="P5">EquNatNbP10</text:p>
              </text:list-item>
              <text:list-item>
                <text:p text:style-name="P5">EquNatMaV</text:p>
              </text:list-item>
              <text:list-item>
                <text:p text:style-name="P5">EquNatTobog</text:p>
              </text:list-item>
              <text:list-item>
                <text:p text:style-name="P5">EquNatPentaglisse</text:p>
              </text:list-item>
              <text:list-item>
                <text:p text:style-name="P5">EquNatRiviere</text:p>
              </text:list-item>
              <text:list-item>
                <text:p text:style-name="P5">EquNatImHandi</text:p>
              </text:list-item>
              <text:list-item>
                <text:p text:style-name="P5">EquNatFM</text:p>
              </text:list-item>
              <text:list-item>
                <text:p text:style-name="P5">EquNatMM</text:p>
              </text:list-item>
              <text:list-item>
                <text:p text:style-name="P5">EquNatEclSub</text:p>
              </text:list-item>
              <text:list-item>
                <text:p text:style-name="P5">EquNatSonorisationSub</text:p>
              </text:list-item>
              <text:list-item>
                <text:p text:style-name="P5">EquNatAutre</text:p>
              </text:list-item>
              <text:list-item>
                <text:p text:style-name="P5">EquPresencePataugeoir</text:p>
              </text:list-item>
              <text:list-item>
                <text:p text:style-name="P5">EquGpsX</text:p>
              </text:list-item>
              <text:list-item>
                <text:p text:style-name="P5">EquGpsY</text:p>
              </text:list-item>
              <text:list-item>
                <text:p text:style-name="P5">EquDateCreation</text:p>
              </text:list-item>
              <text:list-item>
                <text:p text:style-name="P5">EquDateMaj</text:p>
              </text:list-item>
            </text:list>
          </table:table-cell>
        </table:table-row>
      </table:table>
      <text:p text:style-name="P4">Activites</text:p>
      <table:table table:name="Tableau2" table:style-name="Tableau2">
        <table:table-column table:style-name="Tableau2.A"/>
        <table:table-row>
          <table:table-cell table:style-name="Tableau2.A1" office:value-type="string">
            <text:list xml:id="list6133180652703863564" text:style-name="L2">
              <text:list-item>
                <text:p text:style-name="P3">ComInsee</text:p>
              </text:list-item>
              <text:list-item>
                <text:p text:style-name="P3">"ComLib"</text:p>
              </text:list-item>
              <text:list-item>
                <text:p text:style-name="P3">EquipementId</text:p>
              </text:list-item>
              <text:list-item>
                <text:p text:style-name="P3">EquNbEquIdentique</text:p>
              </text:list-item>
              <text:list-item>
                <text:p text:style-name="P3">ActCode</text:p>
              </text:list-item>
              <text:list-item>
                <text:p text:style-name="P3">"ActLib"</text:p>
              </text:list-item>
              <text:list-item>
                <text:p text:style-name="P3">"EquActivitePraticable"</text:p>
              </text:list-item>
              <text:list-item>
                <text:p text:style-name="P3">"EquActivitePratique"</text:p>
              </text:list-item>
              <text:list-item>
                <text:p text:style-name="P3">"EquActiviteSalleSpe"</text:p>
              </text:list-item>
              <text:list-item>
                <text:p text:style-name="P3">"ActNivLib"</text:p>
              </text:list-item>
            </text:list>
          </table:table-cell>
        </table:table-row>
      </table:table>
      <text:p text:style-name="P4">Installations</text:p>
      <table:table table:name="Tableau3" table:style-name="Tableau3">
        <table:table-column table:style-name="Tableau3.A"/>
        <table:table-row>
          <table:table-cell table:style-name="Tableau3.A1" office:value-type="string">
            <text:list xml:id="list7553929516523815971" text:style-name="L3">
              <text:list-item>
                <text:p text:style-name="P2">"Nom usuel de l'installation"</text:p>
              </text:list-item>
              <text:list-item>
                <text:p text:style-name="P2">"Numéro de l'installation"</text:p>
              </text:list-item>
              <text:list-item>
                <text:p text:style-name="P2">"Nom de la commune"</text:p>
              </text:list-item>
              <text:list-item>
                <text:p text:style-name="P2">"Code INSEE"</text:p>
              </text:list-item>
              <text:list-item>
                <text:p text:style-name="P2">"Code postal"</text:p>
              </text:list-item>
              <text:list-item>
                <text:p text:style-name="P2">"Nom du lieu dit"</text:p>
              </text:list-item>
              <text:list-item>
                <text:p text:style-name="P2">"Numero de la voie"</text:p>
              </text:list-item>
              <text:list-item>
                <text:p text:style-name="P2">"Nom de la voie"</text:p>
              </text:list-item>
              <text:list-item>
                <text:p text:style-name="P2">"location"</text:p>
              </text:list-item>
              <text:list-item>
                <text:p text:style-name="P2">"Longitude"</text:p>
              </text:list-item>
              <text:list-item>
                <text:p text:style-name="P2">"Latitude"</text:p>
              </text:list-item>
              <text:list-item>
                <text:p text:style-name="P2">"Aucun aménagement d'accessibilité"</text:p>
              </text:list-item>
              <text:list-item>
                <text:p text:style-name="P2">"Accessibilité handicapés à mobilité réduite"</text:p>
              </text:list-item>
              <text:list-item>
                <text:p text:style-name="P2">"Accessibilité handicapés sensoriels"</text:p>
              </text:list-item>
              <text:list-item>
                <text:p text:style-name="P2">"Emprise foncière en m2"</text:p>
              </text:list-item>
              <text:list-item>
                <text:p text:style-name="P2">"Gardiennée avec ou sans logement de gardien"</text:p>
              </text:list-item>
              <text:list-item>
                <text:p text:style-name="P2">"Multi commune"</text:p>
              </text:list-item>
              <text:list-item>
                <text:p text:style-name="P2">"Présence d'un internet"</text:p>
              </text:list-item>
              <text:list-item>
                <text:p text:style-name="P2">"Nombre de couvert "</text:p>
              </text:list-item>
              <text:list-item>
                <text:p text:style-name="P2">"Nombre de lit"</text:p>
              </text:list-item>
              <text:list-item>
                <text:p text:style-name="P2">"Nombre total de place de parking"</text:p>
              </text:list-item>
              <text:list-item>
                <text:p text:style-name="P2">"Nombre total de place de parking handicapés"</text:p>
              </text:list-item>
              <text:list-item>
                <text:p text:style-name="P2">"Installation particulière"</text:p>
              </text:list-item>
              <text:list-item>
                <text:p text:style-name="P2">"Desserte métro"</text:p>
              </text:list-item>
              <text:list-item>
                <text:p text:style-name="P2">"Desserte bus"</text:p>
              </text:list-item>
              <text:list-item>
                <text:p text:style-name="P2">"Desserte Tram"</text:p>
              </text:list-item>
              <text:list-item>
                <text:p text:style-name="P2">"Desserte train"</text:p>
              </text:list-item>
              <text:list-item>
                <text:p text:style-name="P2">"Desserte bateau"</text:p>
              </text:list-item>
              <text:list-item>
                <text:p text:style-name="P2">"Desserte autre"</text:p>
              </text:list-item>
              <text:list-item>
                <text:p text:style-name="P2">"Nombre total d'équipements sportifs"</text:p>
              </text:list-item>
              <text:list-item>
                <text:p text:style-name="P2">"Nombre total de fiches équipements"</text:p>
              </text:list-item>
              <text:list-item>
                <text:p text:style-name="P2">"Date de création de la fiche installation"</text:p>
              </text:list-item>
              <text:list-item>
                <text:p text:style-name="P2">"Date de mise à jour de la fiche installation"</text:p>
              </text:list-item>
            </text:list>
          </table:table-cell>
        </table:table-row>
      </table:table>
      <text:p text:style-name="P4"><text:soft-page-break/>Collonnes cummunes aux tables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ComInsee aei</text:p>
            <text:p text:style-name="P1">ComLib aei</text:p>
            <text:p text:style-name="P1">InsNom -ei</text:p>
            <text:p text:style-name="P1">EquiepementId ae-</text:p>
            <text:p text:style-name="P1">EquiepementIdNbrEquipementIdentique ae-</text:p>
            <text:p text:style-name="P1"/>
            <text:p text:style-name="P1"/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30T08:04:13.70</meta:creation-date>
    <meta:editing-duration>PT3H10M18S</meta:editing-duration>
    <meta:editing-cycles>2</meta:editing-cycles>
    <meta:generator>OpenOffice/4.1.3$Win32 OpenOffice.org_project/413m1$Build-9783</meta:generator>
    <dc:title>Lettre motiv.</dc:title>
    <meta:document-statistic meta:table-count="4" meta:image-count="0" meta:object-count="0" meta:page-count="3" meta:paragraph-count="234" meta:word-count="508" meta:character-count="4624"/>
    <dc:date>2018-02-13T18:43:09.17</dc:date>
    <dc:creator>Raphaël Beck-Protoy</dc:creator>
    <meta:user-defined meta:name="Info 1"/>
    <meta:user-defined meta:name="Info 2"/>
    <meta:user-defined meta:name="Info 3"/>
    <meta:user-defined meta:name="Info 4"/>
    <meta:template xlink:type="simple" xlink:actuate="onRequest" xlink:title="Lettre motiv." xlink:href="../../../../OpenOffice/4/user/template/Lettre%20motiv..ott" meta:date="2018-01-30T08:04:13.70"/>
  </office:meta>
</office:document-meta>
</file>